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ttps://github.com/estherllobet/MiEjercicioGuia.gi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a" fo:country="AD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s" fo:country="ES"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sther Llobet</meta:initial-creator>
    <dc:creator>Esther Llobet</dc:creator>
    <meta:creation-date>2024-10-06T19:02:00Z</meta:creation-date>
    <dc:date>2024-10-06T19:04:00Z</dc:date>
    <meta:template xlink:href="Normal" xlink:type="simple"/>
    <meta:editing-cycles>1</meta:editing-cycles>
    <meta:editing-duration>PT120S</meta:editing-duration>
    <meta:document-statistic meta:page-count="1" meta:paragraph-count="1" meta:word-count="7" meta:character-count="51" meta:row-count="1" meta:non-whitespace-character-count="45"/>
  </office:meta>
</office:document-meta>
</file>